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481" officeooo:paragraph-rsid="0001a481"/>
    </style:style>
    <style:style style:name="P2" style:family="paragraph" style:parent-style-name="Standard">
      <style:text-properties officeooo:rsid="0001a481" officeooo:paragraph-rsid="0001a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es la prueba 1</text:p>
      <text:p text:style-name="P1"/>
      <text:p text:style-name="P1">ghp_OM2FZLvZo5EtgdftqLnFGpasLr8vyp2TkXL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15:17:59.267344109</meta:creation-date>
    <dc:date>2021-08-19T15:47:31.592689503</dc:date>
    <meta:editing-duration>PT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" meta:character-count="59" meta:non-whitespace-character-count="55"/>
  </office:meta>
</office:document-meta>
</file>